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fill-color="#ffffff" draw:auto-grow-height="true" fo:min-height="2.507cm"/>
    </style:style>
    <style:style style:name="pr5" style:family="presentation" style:parent-style-name="Glossy-outline1">
      <style:graphic-properties draw:fill-color="#ffffff" draw:auto-grow-height="true" fo:min-height="14.572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>
        <style:tab-stops>
          <style:tab-stop style:position="3.84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top="0cm" fo:margin-bottom="1.524cm"/>
    </style:style>
    <style:style style:name="P9" style:family="paragraph">
      <style:paragraph-properties fo:margin-left="1.2cm" fo:margin-right="0cm" fo:margin-top="0cm" fo:margin-bottom="1.524cm" fo:text-indent="-0.9cm"/>
      <style:text-properties fo:font-size="24pt" style:font-size-asian="24pt" style:font-size-complex="24pt"/>
    </style:style>
    <style:style style:name="P10" style:family="paragraph">
      <style:paragraph-properties fo:margin-left="1.878cm" fo:margin-right="0cm" fo:text-indent="0cm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style:paragraph-properties fo:text-align="start">
        <style:tab-stops>
          <style:tab-stop style:position="3.841cm"/>
        </style:tab-stops>
      </style:paragraph-properties>
    </style:style>
    <style:style style:name="T1" style:family="text">
      <style:text-properties fo:font-size="36pt" fo:letter-spacing="0.035cm" style:letter-kerning="true" style:font-size-asian="36pt" style:font-size-complex="36pt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letter-spacing="0.035cm" fo:font-weight="bold" style:letter-kerning="true" style:font-size-asian="28pt" style:font-weight-asian="bold" style:font-size-complex="28pt" style:font-weight-complex="bold"/>
    </style:style>
    <style:style style:name="T8" style:family="text">
      <style:text-properties fo:color="#008000"/>
    </style:style>
    <style:style style:name="T9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2.032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2.032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6.095cm" svg:x="1.741cm" svg:y="2.681cm" presentation:class="title" presentation:user-transformed="true">
          <draw:text-box>
            <text:p text:style-name="P1"><text:span text:style-name="T1">Writing better code using </text:span><text:span text:style-name="T1"><text:line-break/></text:span><text:span text:style-name="T1">the RCov code coverage tool</text:span><text:span text:style-name="T1"><text:line-break/></text:span><text:span text:style-name="T2"><text:line-break/></text:span><text:span text:style-name="T2"><text:tab/></text:span><text:span text:style-name="T2">github.com/igal/rcov_tutorial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 presentation:user-transformed="true">
          <draw:text-box>
            <text:p text:style-name="P6"><text:span text:style-name="T4">Terminology</text:span></text:p>
          </draw:text-box>
        </draw:frame>
        <draw:frame presentation:style-name="pr5" draw:text-style-name="P9" draw:layer="layout" svg:width="26.019cm" svg:height="14.572cm" svg:x="0.8cm" svg:y="4.914cm" presentation:class="outline" presentation:user-transformed="true">
          <draw:text-box>
            <text:list text:style-name="L3">
              <text:list-item>
                <text:p text:style-name="P8"><text:span text:style-name="T5">rcov: </text:span><text:span text:style-name="T6">A code coverage tool for Ruby</text:span></text:p>
              </text:list-item>
              <text:list-item>
                <text:p text:style-name="P8"><text:span text:style-name="T5">Code coverage report:</text:span><text:span text:style-name="T6"> Describes what code is executed ("covered") by tests/specs.</text:span></text:p>
              </text:list-item>
              <text:list-item>
                <text:p text:style-name="P8"><text:span text:style-name="T5">“</text:span><text:span text:style-name="T5">X% coverage”: </text:span><text:span text:style-name="T6">Percentage of your code covered by tests/specs – more is better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Code coverage can help you find bugs and missing test cases.</text:p>
              </text:list-item>
              <text:list-item>
                <text:p>Useful for:</text:p>
              </text:list-item>
            </text:list>
            <text:list text:style-name="L4">
              <text:list-item>
                <text:p text:style-name="P10"><text:span text:style-name="T5">Existing code base: </text:span>fix and stabilize that bug-ridden mess</text:p>
              </text:list-item>
              <text:list-item>
                <text:p text:style-name="P10"><text:span text:style-name="T5">New commits: </text:span>catch bugs in the most likely place – new code without coverage</text:p>
              </text:list-item>
            </text:list>
          </draw:text-box>
        </draw:frame>
        <draw:frame presentation:style-name="pr7" draw:layer="layout" svg:width="25.781cm" svg:height="2.256cm" svg:x="1.09cm" svg:y="2.03cm" presentation:class="title">
          <draw:text-box>
            <text:p>Why should you care?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09cm" svg:y="2.03cm" presentation:class="title">
          <draw:text-box>
            <text:p>Caveats</text:p>
          </draw:text-box>
        </draw:frame>
        <draw:frame presentation:style-name="pr6" draw:text-style-name="P11" draw:layer="layout" svg:width="25.199cm" svg:height="13.854cm" svg:x="1.4cm" svg:y="4.914cm" presentation:class="outline" presentation:user-transformed="true">
          <draw:text-box>
            <text:list text:style-name="L3">
              <text:list-item>
                <text:p text:style-name="P11">It’s a tool, not a silver bullet</text:p>
              </text:list-item>
              <text:list-item>
                <text:p text:style-name="P11">100% code coverage is usually impossible</text:p>
              </text:list-item>
              <text:list-item>
                <text:p text:style-name="P11">Mocks and stubs help cover more code, but prevent execution from reaching the stubbed calls and mocked classes</text:p>
              </text:list-item>
              <text:list-item>
                <text:p text:style-name="P11">Diminishing returns set in somewhere between 0% and 100% code coverage :D</text:p>
              </text:list-item>
              <text:list-item>
                <text:p text:style-name="P11">RCov does line coverage, not path coverage!!! (Discussed later)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09cm" svg:y="2.03cm" presentation:class="title">
          <draw:text-box>
            <text:p>Sample code</text:p>
          </draw:text-box>
        </draw:frame>
        <draw:frame presentation:style-name="pr6" draw:layer="layout" svg:width="25.199cm" svg:height="14.771cm" svg:x="1.4cm" svg:y="4.702cm" presentation:class="outline" presentation:user-transformed="true">
          <draw:text-box>
            <text:p text:style-name="P12"><text:span text:style-name="T2">Source: github.com/igal/rcov_tutorial</text:span><text:span text:style-name="T2"><text:line-break/></text:span><text:span text:style-name="T2"/></text:p>
            <text:p text:style-name="P12"><text:span text:style-name="T2">The “mylibrary” directory contains:</text:span></text:p>
            <text:list text:style-name="L3">
              <text:list-item>
                <text:p text:style-name="P12"><text:span text:style-name="T2">Library that’s being tested/spec’ed</text:span></text:p>
              </text:list-item>
              <text:list-item>
                <text:p text:style-name="P12"><text:span text:style-name="T2">Spec file that describes library’s behavior</text:span></text:p>
              </text:list-item>
              <text:list-item>
                <text:p text:style-name="P12"><text:span text:style-name="T2">Rakefile to generate coverage reports for:</text:span></text:p>
                <text:list>
                  <text:list-item>
                    <text:p text:style-name="P1"><text:span text:style-name="T2">“</text:span><text:span text:style-name="T7">rake -T</text:span><text:span text:style-name="T2">” for instructions</text:span></text:p>
                  </text:list-item>
                  <text:list-item>
                    <text:p text:style-name="P1"><text:span text:style-name="T2">“</text:span><text:span text:style-name="T7">rake rcov</text:span><text:span text:style-name="T2">” to create report for all code</text:span></text:p>
                  </text:list-item>
                  <text:list-item>
                    <text:p text:style-name="P1"><text:span text:style-name="T2">“</text:span><text:span text:style-name="T7">rake rcov:save</text:span><text:span text:style-name="T2">” and “</text:span><text:span text:style-name="T7">rake rcov:diff</text:span><text:span text:style-name="T2">” save state and report new uncovered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957cm" svg:x="1.09cm" svg:y="1.68cm" presentation:class="title" presentation:user-transformed="true">
          <draw:text-box>
            <text:p>RCov does line coverage, not path coverage!!!</text:p>
          </draw:text-box>
        </draw:frame>
        <draw:frame presentation:style-name="pr6" draw:layer="layout" svg:width="25.199cm" svg:height="16.671cm" svg:x="1.4cm" svg:y="4.914cm" presentation:class="outline" presentation:user-transformed="true">
          <draw:text-box>
            <text:p>This succinct line is always shown as covered – it doesn’t tell you if 1/0 was run:</text:p>
            <text:p><text:span text:style-name="T8"><text:s text:c="4"/></text:span><text:span text:style-name="T8">puts 1/0 unless lucky?</text:span></text:p>
            <text:p/>
            <text:p>Rewriting this as separate lines makes it obvious that 1/0 wasn’t run:</text:p>
            <text:p><text:span text:style-name="T8"><text:s text:c="4"/></text:span><text:span text:style-name="T8">if lucky?</text:span></text:p>
            <text:p><text:span text:style-name="T9"><text:s text:c="8"/></text:span><text:span text:style-name="T9">puts 1/0</text:span></text:p>
            <text:p><text:span text:style-name="T8"><text:s text:c="4"/></text:span><text:span text:style-name="T8">end</text:span></text:p>
            <text:p/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09cm" svg:y="2.03cm" presentation:class="title">
          <draw:text-box>
            <text:p>I &lt;3 RCov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Easy and useful way to write better code</text:p>
              </text:list-item>
              <text:list-item>
                <text:p>Finds bugs you forgot to deal with</text:p>
              </text:list-item>
              <text:list-item>
                <text:p>Finds tests you forgot to write</text:p>
              </text:list-item>
              <text:list-item>
                <text:p>Finds problems in code people submitted</text:p>
              </text:list-item>
              <text:list-item>
                <text:p>Surprising useful even at high code coverage level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16.309cm" svg:height="0.962cm" svg:x="6.244cm" svg:y="20.019cm">
        <draw:text-box>
          <text:p text:style-name="MP4"><text:span text:style-name="MT4">"RCov tutorial" for pdxruby - Igal Koshevoy - 2010-02-02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10-02-02T16:47:32</dc:date>
    <meta:editing-cycles>289</meta:editing-cycles>
    <meta:editing-duration>PT35H25M07S</meta:editing-duration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